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top" draw:auto-grow-height="false" fo:min-height="4.83cm" fo:min-width="7.755cm"/>
      <style:paragraph-properties style:writing-mode="lr-tb"/>
    </style:style>
    <style:style style:name="gr2" style:family="graphic" style:parent-style-name="standard">
      <style:graphic-properties draw:fill-color="#b7b3ca" draw:textarea-horizontal-align="justify" draw:textarea-vertical-align="middle" draw:auto-grow-height="false" fo:min-height="1.995cm" fo:min-width="2.644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fill-color="#afd095" draw:textarea-horizontal-align="justify" draw:textarea-vertical-align="middle" draw:auto-grow-height="false" fo:min-height="1.995cm" fo:min-width="2.644cm"/>
      <style:paragraph-properties style:writing-mode="lr-tb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3.56cm" fo:min-width="3.62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44cm" fo:min-width="1.446cm"/>
    </style:style>
    <style:style style:name="gr8" style:family="graphic" style:parent-style-name="standard">
      <style:graphic-properties draw:fill-color="#ff7b59" draw:textarea-horizontal-align="justify" draw:textarea-vertical-align="middle" draw:auto-grow-height="false" fo:min-height="0.648cm" fo:min-width="0.398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-color="#dee6ef"/>
      <style:paragraph-properties fo:text-align="center"/>
      <style:text-properties fo:font-size="20pt" fo:font-weight="bold" style:font-size-asian="20pt" style:font-size-complex="20pt"/>
    </style:style>
    <style:style style:name="P3" style:family="paragraph">
      <loext:graphic-properties draw:fill-color="#b7b3ca"/>
      <style:paragraph-properties fo:text-align="center"/>
      <style:text-properties fo:font-size="20pt" fo:font-weight="bold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weight="bold"/>
    </style:style>
    <style:style style:name="P6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7" style:family="paragraph">
      <loext:graphic-properties draw:fill-color="#afd095"/>
      <style:paragraph-properties fo:text-align="center"/>
      <style:text-properties fo:font-size="20pt" fo:font-weight="bold" style:font-size-asian="20pt" style:font-size-complex="20pt"/>
    </style:style>
    <style:style style:name="P8" style:family="paragraph">
      <loext:graphic-properties draw:fill-color="#729fcf"/>
      <style:paragraph-properties fo:text-align="center"/>
      <style:text-properties fo:font-size="22pt" fo:font-weight="bold" style:font-size-asian="22pt" style:font-size-complex="22pt"/>
    </style:style>
    <style:style style:name="P9" style:family="paragraph">
      <loext:graphic-properties draw:fill-color="#afd095"/>
      <style:paragraph-properties fo:text-align="center"/>
      <style:text-properties fo:font-weight="bold"/>
    </style:style>
    <style:style style:name="P10" style:family="paragraph">
      <style:paragraph-properties fo:text-align="center"/>
    </style:style>
    <style:style style:name="P11" style:family="paragraph">
      <loext:graphic-properties draw:fill-color="#ff7b59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08cm" svg:x="3.857cm" svg:y="3.54cm">
          <text:p text:style-name="P1"><text:span text:style-name="T1">localho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46cm" svg:height="3.175cm" svg:x="5.444cm" svg:y="4.81cm">
          <text:p text:style-name="P1"><text:span text:style-name="T1">Spark 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54cm" svg:y1="9.89cm" svg:x2="23.542cm" svg:y2="9.89cm">
          <text:p/>
        </draw:line>
        <draw:frame draw:style-name="gr4" draw:text-style-name="P6" draw:layer="layout" svg:width="4.769cm" svg:height="1.119cm" svg:x="13.058cm" svg:y="7.032cm">
          <draw:text-box>
            <text:p text:style-name="P5"><text:span text:style-name="T2">Local Mode</text:span></text:p>
          </draw:text-box>
        </draw:frame>
        <draw:custom-shape draw:style-name="gr5" draw:text-style-name="P7" draw:layer="layout" svg:width="4.446cm" svg:height="3.175cm" svg:x="3.539cm" svg:y="14.335cm">
          <text:p text:style-name="P1"><text:span text:style-name="T1">Spark 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4.127cm" svg:height="3.81cm" svg:x="11.16cm" svg:y="13.382cm">
          <text:p text:style-name="P1"><text:span text:style-name="T2">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446cm" svg:height="3.175cm" svg:x="5.445cm" svg:y="4.81cm">
          <text:p text:style-name="P1">Spark She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4.127cm" svg:height="3.81cm" svg:x="17.294cm" svg:y="10.936cm">
          <text:p text:style-name="P1"><text:span text:style-name="T2">Worker 1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127cm" svg:height="3.81cm" svg:x="22.273cm" svg:y="10.842cm">
          <text:p text:style-name="P1"><text:span text:style-name="T2">Worker 2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127cm" svg:height="3.81cm" svg:x="17.193cm" svg:y="15.605cm">
          <text:p text:style-name="P1"><text:span text:style-name="T2">Worker 3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127cm" svg:height="3.81cm" svg:x="22.273cm" svg:y="15.605cm">
          <text:p text:style-name="P1"><text:span text:style-name="T2">Worker 4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223cm" svg:height="1.588cm" svg:x="8.302cm" svg:y="14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5.413cm" svg:height="1.119cm" svg:x="2.889cm" svg:y="11.795cm">
          <draw:text-box>
            <text:p text:style-name="P5"><text:span text:style-name="T2">Cluster Mode</text:span></text:p>
          </draw:text-box>
        </draw:frame>
        <draw:custom-shape draw:style-name="gr8" draw:text-style-name="P11" draw:layer="layout" svg:width="1.27cm" svg:height="1.27cm" svg:x="8.62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27cm" svg:height="1.27cm" svg:x="18.462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27cm" svg:height="1.27cm" svg:x="23.542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27cm" svg:height="1.27cm" svg:x="18.78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27cm" svg:height="1.27cm" svg:x="23.542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27cm" svg:height="1.27cm" svg:x="18.145cm" svg:y="4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6" draw:layer="layout" svg:width="7.055cm" svg:height="1.119cm" svg:x="19.662cm" svg:y="4.175cm">
          <draw:text-box>
            <text:p text:style-name="P5"><text:span text:style-name="T2">Compute proces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4T00:35:37.145861315</meta:creation-date>
    <dc:date>2021-01-24T00:46:42.090679579</dc:date>
    <meta:editing-duration>PT11M5S</meta:editing-duration>
    <meta:editing-cycles>2</meta:editing-cycles>
    <meta:generator>LibreOffice/7.0.3.1$Linux_X86_64 LibreOffice_project/00$Build-1</meta:generator>
    <meta:document-statistic meta:object-count="20"/>
  </office:meta>
</office:document-meta>
</file>